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oBranches</text:span>/Ramas: outro camiño do código para probar cousas diferentes (por defecto a pincipal é <text:span text:style-name="T1">master</text:span>)</text:p>
      <text:p text:style-name="Standard"><text:span text:style-name="T1">Commited</text:span>/Confirmado: os datos foron gardados no repositorio local</text:p>
      <text:p text:style-name="Standard"><text:span text:style-name="T1">Untracked</text:span>/Modificado: os datos foron modificados pero non confirmados/gardados/commited</text:p>
      <text:p text:style-name="Standard"><text:span text:style-name="T1">Staged</text:span>/Preparado: os datos están preparados para gardar na próxima confirmación</text:p>
      <text:p text:style-name="Standard"/>
      <text:p text:style-name="Standard"><text:span text:style-name="T1">Working directory</text:span>: lugar onde se escribe o código</text:p>
      <text:p text:style-name="Standard"><text:span text:style-name="T1">Staging area</text:span>: área onde están os archivos preparados para commit</text:p>
      <text:p text:style-name="Standard"><text:span text:style-name="T1">Directory/Repository</text:span>: lugar onde se almacenan os datos (de cada commit)</text:p>
      <text:p text:style-name="Standard"/>
      <text:p text:style-name="Standard"><text:span text:style-name="T1">GitLab</text:span>: ferramenta "devOps" para o ciclo de vida do software e tamén como repositorio (similar a GitHub)</text:p>
      <text:p text:style-name="Standard"/>
      <text:p text:style-name="Standard">USO DE GIT:</text:p>
      <text:p text:style-name="Standard">Git bash na carpeta que queiramos usar de repositorio</text:p>
      <text:p text:style-name="Standard"><text:span text:style-name="T3">git init</text:span> (creamos repositorio)</text:p>
      <text:p text:style-name="Standard">Creamos un archivo "probandoGit.txt" dentro</text:p>
      <text:p text:style-name="Standard"><text:span text:style-name="T3">git status</text:span> (danos info do repositorio, cambios, commits etc)</text:p>
      <text:p text:style-name="Standard">Neste caso sale que estamos no master, sin commits e que o archivo creado está "Untracked"</text:p>
      <text:p text:style-name="Standard"><text:span text:style-name="T3">git add probandoGit.txt</text:span> (pasamos o archivo a staged), <text:span text:style-name="T3">git add . </text:span><text:span text:style-name="T5">(añade todos)</text:span></text:p>
      <text:p text:style-name="Standard">Con <text:span text:style-name="T2">git status</text:span> vemos que xa aparece staged e preparado para poder commit</text:p>
      <text:p text:style-name="Standard"><text:span text:style-name="T3">git commit -m "mensaxe que queiras"</text:span> (fai commit de todo o preparado e pon a descripción)</text:p>
      <text:p text:style-name="Standard">Con <text:span text:style-name="T2">git status</text:span> vemos que xa non hai nada no working tree, xa que fixemos commit de todo o preparado</text:p>
      <text:p text:style-name="Standard"><text:span text:style-name="T2">git config –global user.email "</text:span><text:a xlink:type="simple" xlink:href="mailto:email@email" text:style-name="Internet_20_link" text:visited-style-name="Visited_20_Internet_20_Link"><text:span text:style-name="T2">email@email</text:span></text:a><text:span text:style-name="T2">"</text:span> (garda o email do usuario de git para mostralo)</text:p>
      <text:p text:style-name="Standard"><text:span text:style-name="T2">git config –global user.name "nome" </text:span>(garda o nome do usuario de git para mostralo)</text:p>
      <text:p text:style-name="P1">echo "*.extensión" &gt; .gitignore <text:span text:style-name="T5">(crea un archivo gitignore que ten dentro a extensión que non queres trackear)</text:span></text:p>
      <text:p text:style-name="P1"><text:span text:style-name="T5">Con </text:span><text:span text:style-name="T7">git status</text:span><text:span text:style-name="T5"> vemos que xa non aparecen os archivos con esa extensión en Git, xa que os ignora</text:span></text:p>
      <text:p text:style-name="P1">git difftool<text:span text:style-name="T5"> (permite ver os cambios actuais nos archivos)</text:span></text:p>
      <text:p text:style-name="P1">git mv actual.ext novonome.ext <text:span text:style-name="T5">(cambiar nome dun archivo)</text:span></text:p>
      <text:p text:style-name="P1">git rm -f archivo.ext<text:span text:style-name="T5"> (elimina o archivo)</text:span></text:p>
      <text:p text:style-name="P1">git push<text:span text:style-name="T5"> (manda os cambios a github. require github desktop?ou repositorio asociado?)</text:span></text:p>
      <text:p text:style-name="P1">git log<text:span text:style-name="T5"> (mostra o historial de commits)</text:span></text:p>
      <text:p text:style-name="P1">git checkout HEAD -- . <text:span text:style-name="T5">(restaura os </text:span><text:span text:style-name="T6">cambios</text:span><text:span text:style-name="T5"> e carga dende o último commit. Non vale se xa fixeras commit)</text:span></text:p>
      <text:p text:style-name="P1">git branch novaRama ramaActual<text:span text:style-name="T5"> <text:s/>(crea un branch a partir da indicada)</text:span></text:p>
      <text:p text:style-name="P1">git checkout novaRama<text:span text:style-name="T5"> (cambia e usa a rama nova)</text:span></text:p>
      <text:p text:style-name="P1">git branch<text:span text:style-name="T5"> (ver ramas)</text:span></text:p>
      <text:p text:style-name="P1">git merge rama master<text:span text:style-name="T5"> (fai merge da rama hacia master)</text:span></text:p>
      <text:p text:style-name="P1">git fetch <text:span text:style-name="T5">(mirar se hai cambios no repositorio remoto)</text:span></text:p>
      <text:p text:style-name="P1">git pull origin master<text:span text:style-name="T5"> (actualiza o repositorio local desde o remoto)</text:span></text:p>
      <text:p text:style-name="P1">git diff<text:span text:style-name="T5"> (mostra os cambios entre a área de traballo actual co repositorio, NON conta <text:s/>a area stage)</text:span></text:p>
      <text:p text:style-name="P1">git blame fichero<text:span text:style-name="T5"> (mostra os usuarios que fixeron cambios nese archivo)</text:span></text:p>
      <text:p text:style-name="P1"><text:span text:style-name="T8">git rebase –interactive –root</text:span><text:span text:style-name="T5"> (condensa varios commit en un, como nunha versión antigua)</text:span></text:p>
      <text:p text:style-name="P1">git tag -a v1.5 -m "versión 1.5"<text:span text:style-name="T5"> (crea unha etiqueta para os commit que queiramos nesa versión)</text:span></text:p>
      <text:p text:style-name="P1">git show v1.5<text:span text:style-name="T5"> (mostra a info do que ten esa etiqueta)</text:span></text:p>
      <text:p text:style-name="P1">git stash<text:span text:style-name="T5"> (crea unha copia da staging are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M59S</meta:editing-duration>
    <meta:editing-cycles>30</meta:editing-cycles>
    <meta:generator>OpenOffice/4.1.7$Win32 OpenOffice.org_project/417m1$Build-9800</meta:generator>
    <dc:date>2022-01-07T15:00:53.33</dc:date>
    <meta:document-statistic meta:table-count="0" meta:image-count="0" meta:object-count="0" meta:page-count="1" meta:paragraph-count="40" meta:word-count="453" meta:character-count="2774"/>
    <meta:user-defined meta:name="Info 1"/>
    <meta:user-defined meta:name="Info 2"/>
    <meta:user-defined meta:name="Info 3"/>
    <meta:user-defined meta:name="Info 4"/>
  </office:meta>
</office:document-meta>
</file>